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fo:font-variant="normal" fo:text-transform="none" fo:color="#222426" style:font-name="Consolas" fo:font-size="7.90000009536743pt" fo:letter-spacing="normal" fo:font-style="normal" fo:font-weight="normal" style:font-size-asian="10pt" style:font-weight-asian="normal" style:font-size-complex="10pt" style:font-weight-complex="normal"/>
    </style:style>
    <style:style style:name="P2" style:family="paragraph" style:parent-style-name="Preformatted_20_Text">
      <style:text-properties fo:font-variant="normal" fo:text-transform="none" fo:color="#222426" style:font-name="Consolas" fo:font-size="7.90000009536743pt" fo:letter-spacing="normal" fo:font-style="normal" fo:font-weight="bold" style:font-size-asian="10pt" style:font-weight-asian="bold" style:font-size-complex="10pt" style:font-weight-complex="bold"/>
    </style:style>
    <style:style style:name="P3" style:family="paragraph" style:parent-style-name="Preformatted_20_Text">
      <style:paragraph-properties fo:margin-top="0cm" fo:margin-bottom="0.499cm" fo:orphans="2" fo:widows="2" fo:background-color="#f6f6f6" fo:padding="0.049cm" fo:border="0.002cm solid #dddddd">
        <style:background-image/>
      </style:paragraph-properties>
      <style:text-properties fo:font-variant="normal" fo:text-transform="none" fo:color="#000000" style:font-name="Consolas" fo:font-size="7.90000009536743pt" fo:letter-spacing="normal" fo:font-style="normal" fo:font-weight="normal"/>
    </style:style>
    <style:style style:name="P4" style:family="paragraph" style:parent-style-name="Preformatted_20_Text">
      <style:paragraph-properties fo:orphans="2" fo:widows="2" fo:background-color="#f6f6f6" fo:padding="0.049cm" fo:border="0.002cm solid #dddddd">
        <style:background-image/>
      </style:paragraph-properties>
      <style:text-properties fo:font-variant="normal" fo:text-transform="none" fo:color="#222426" fo:letter-spacing="normal"/>
    </style:style>
    <style:style style:name="P5" style:family="paragraph" style:parent-style-name="Preformatted_20_Text">
      <style:paragraph-properties fo:orphans="2" fo:widows="2" fo:background-color="#f6f6f6" fo:padding="0.049cm" fo:border="0.002cm solid #dddddd">
        <style:background-image/>
      </style:paragraph-properties>
      <style:text-properties fo:font-variant="normal" fo:text-transform="none" fo:color="#222426" style:font-name="Consolas" fo:font-size="7.90000009536743pt" fo:letter-spacing="normal" fo:font-style="normal" fo:font-weight="normal"/>
    </style:style>
    <style:style style:name="P6" style:family="paragraph" style:parent-style-name="Preformatted_20_Text">
      <style:paragraph-properties fo:orphans="2" fo:widows="2" fo:background-color="#f6f6f6" fo:padding="0.049cm" fo:border="0.002cm solid #dddddd">
        <style:background-image/>
      </style:paragraph-properties>
      <style:text-properties fo:font-variant="normal" fo:text-transform="none" fo:color="#000000" style:font-name="Consolas" fo:font-size="7.90000009536743pt" fo:letter-spacing="normal" fo:font-style="normal" fo:font-weight="normal"/>
    </style:style>
    <style:style style:name="P7" style:family="paragraph" style:parent-style-name="Preformatted_20_Text">
      <style:paragraph-properties fo:orphans="2" fo:widows="2" fo:background-color="#f6f6f6" fo:padding="0.049cm" fo:border="0.002cm solid #dddddd">
        <style:background-image/>
      </style:paragraph-properties>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279cm"/>
        </style:tab-stops>
      </style:paragraph-properties>
      <style:text-properties fo:font-weight="bold" style:font-weight-asian="bold" style:font-weight-complex="bold"/>
    </style:style>
    <style:style style:name="P10" style:family="paragraph" style:parent-style-name="Standard">
      <style:text-properties fo:font-size="10pt" fo:font-weight="normal"/>
    </style:style>
    <style:style style:name="P11" style:family="paragraph" style:parent-style-name="Standard">
      <style:text-properties fo:font-size="10pt" fo:font-weight="normal" style:font-size-asian="10pt" style:font-weight-asian="normal" style:font-size-complex="10pt" style:font-weight-complex="normal"/>
    </style:style>
    <style:style style:name="P12" style:family="paragraph" style:parent-style-name="Standard" style:list-style-name="L1">
      <style:text-properties fo:font-size="10pt" fo:font-weight="normal" style:font-size-asian="10pt" style:font-weight-asian="normal" style:font-size-complex="10pt" style:font-weight-complex="normal"/>
    </style:style>
    <style:style style:name="P13" style:family="paragraph" style:parent-style-name="Standard">
      <style:paragraph-properties>
        <style:tab-stops>
          <style:tab-stop style:position="0.279cm"/>
        </style:tab-stops>
      </style:paragraph-properties>
      <style:text-properties fo:font-weight="normal" style:font-weight-asian="normal" style:font-weight-complex="normal"/>
    </style:style>
    <style:style style:name="P14" style:family="paragraph" style:parent-style-name="Standard">
      <style:text-properties fo:font-size="12pt" fo:font-weight="bold" style:font-size-asian="12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color="#00008b"/>
    </style:style>
    <style:style style:name="T4" style:family="text">
      <style:text-properties fo:color="#00008b" style:font-name="Consolas" fo:font-size="7.90000009536743pt" fo:font-style="normal" fo:font-weight="normal"/>
    </style:style>
    <style:style style:name="T5" style:family="text">
      <style:text-properties fo:color="#000000"/>
    </style:style>
    <style:style style:name="T6" style:family="text">
      <style:text-properties fo:color="#000000" style:font-name="Consolas" fo:font-size="7.90000009536743pt" fo:font-style="normal" fo:font-weight="normal"/>
    </style:style>
    <style:style style:name="T7" style:family="text">
      <style:text-properties fo:color="#2b91af"/>
    </style:style>
    <style:style style:name="T8" style:family="text">
      <style:text-properties fo:color="#2b91af" style:font-name="Consolas" fo:font-size="7.90000009536743pt" fo:font-style="normal" fo:font-weight="normal"/>
    </style:style>
    <style:style style:name="T9" style:family="text">
      <style:text-properties fo:color="#800000" style:font-name="Consolas" fo:font-size="7.90000009536743pt" fo:font-style="normal" fo:font-weight="normal"/>
    </style:style>
    <style:style style:name="T10" style:family="text">
      <style:text-properties fo:color="#808080" style:font-name="Consolas" fo:font-size="7.90000009536743pt" fo:font-style="normal" fo:font-weight="normal"/>
    </style:style>
    <style:style style:name="T11" style:family="text">
      <style:text-properties fo:font-variant="normal" fo:text-transform="none" fo:color="#00008b" style:font-name="Consolas" fo:font-size="7.90000009536743pt" fo:letter-spacing="normal" fo:font-style="normal"/>
    </style:style>
    <style:style style:name="T12" style:family="text">
      <style:text-properties fo:font-variant="normal" fo:text-transform="none" fo:color="#000000" style:font-name="Consolas" fo:font-size="7.90000009536743pt" fo:letter-spacing="normal" fo:font-style="normal"/>
    </style:style>
    <style:style style:name="T13" style:family="text">
      <style:text-properties fo:font-variant="normal" fo:text-transform="none" fo:color="#2b91af" style:font-name="Consolas" fo:font-size="7.90000009536743pt" fo:letter-spacing="normal" fo:font-style="normal"/>
    </style:style>
    <style:style style:name="T14" style:family="text">
      <style:text-properties style:font-size-asian="10pt" style:font-weight-asian="normal" style:font-size-complex="10pt" style:font-weight-complex="normal"/>
    </style:style>
    <style:style style:name="T15" style:family="text">
      <style:text-properties fo:color="#1111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bstract Class</text:p>
      <text:p text:style-name="P8"><text:tab/><text:tab/><text:tab/></text:p>
      <text:p text:style-name="P8"><text:tab/><text:span text:style-name="T2">A class that is declared using 'abstract' keyword is known as abstract class. It can have abstract as well as non abstract methods.</text:span></text:p>
      <text:p text:style-name="P9"><text:span text:style-name="T2">Need:- Whenever there is a case where different classes have the same function for the same purpose, but their working is different, like in the case of animals making sound. Then we need not create the same everytime. Because when we know that all the child classes will be overriding this method, it is better to make that class abstract. So that, we make it compulsory for the child classes to implement all the methods of this class and also have their own implementations as well. In such cases, we declare abstract classes and the concrete classes extend these classes and override the methods accordingly. </text:span></text:p>
      <text:p text:style-name="P9"><text:span text:style-name="T2"/></text:p>
      <text:p text:style-name="P9"><text:span text:style-name="T1">Example:</text:span></text:p>
      <text:p text:style-name="P9"><text:span text:style-name="T1"/></text:p>
      <text:p text:style-name="P13"><text:span text:style-name="T1">// abstract parent class</text:span></text:p>
      <text:p text:style-name="P13"><text:span text:style-name="T1">abstract class Animal{</text:span></text:p>
      <text:p text:style-name="P13"><text:span text:style-name="T1"><text:tab/><text:tab/>public abstract void sound();</text:span></text:p>
      <text:p text:style-name="P13"><text:span text:style-name="T1">}</text:span></text:p>
      <text:p text:style-name="P13"><text:span text:style-name="T1"/></text:p>
      <text:p text:style-name="P13"><text:span text:style-name="T1">// Cat class extends parent class Animal</text:span></text:p>
      <text:p text:style-name="P13"><text:span text:style-name="T1">public Cat extends Animal{</text:span></text:p>
      <text:p text:style-name="P13"><text:span text:style-name="T1"><text:tab/><text:tab/>public void sound(){</text:span></text:p>
      <text:p text:style-name="P13"><text:span text:style-name="T1"><text:tab/><text:tab/><text:tab/><text:tab/>System.out.println(“Meow!”);</text:span></text:p>
      <text:p text:style-name="P13"><text:span text:style-name="T1">}</text:span></text:p>
      <text:p text:style-name="P13"><text:span text:style-name="T1">public static void main(){</text:span></text:p>
      <text:p text:style-name="P13"><text:span text:style-name="T1"><text:tab/><text:tab/><text:tab/>Animal obj= new Dog();</text:span></text:p>
      <text:p text:style-name="P13"><text:span text:style-name="T1"><text:tab/><text:tab/><text:tab/>obj.sound();</text:span></text:p>
      <text:p text:style-name="P13"><text:span text:style-name="T1">}}</text:span></text:p>
      <text:p text:style-name="P13"><text:span text:style-name="T1"/></text:p>
      <text:p text:style-name="P9"><text:span text:style-name="T1">Output:</text:span></text:p>
      <text:p text:style-name="P13"><text:span text:style-name="T1">Meow!</text:span></text:p>
      <text:p text:style-name="P11"/>
      <text:p text:style-name="P14">Rules for declaring abstract method</text:p>
      <text:p text:style-name="P14"/>
      <text:list xml:id="list8800236175208408572" text:style-name="L1">
        <text:list-item>
          <text:p text:style-name="P12">The cases where it is not necessary to implement all the methods of the abstract class, at that time declare parent as abstract which is not complete on its own. A class derived from abstract class must implement all the methods declared as abstract in parent.</text:p>
        </text:list-item>
        <text:list-item>
          <text:p text:style-name="P12">Abstract classes cannot be instantiated, which means that we cannot create the objects of the abstract classes. To do this, we need to create another class which is the extension of the abstract class along with the implementation of the abstract methods in it</text:p>
        </text:list-item>
        <text:list-item>
          <text:p text:style-name="P12">If the child class does not implement all the abstract methods of the parent, then the child also needs to be declared as the abstract class.</text:p>
        </text:list-item>
      </text:list>
      <text:p text:style-name="P11"/>
      <text:p text:style-name="P11"/>
      <text:p text:style-name="P11">Note: We cannot create objects of abstract classes because they are incomplete. They have abstract methods which have no body, so there will be nothing to implement if we try to call the abstract methods of the class. </text:p>
      <text:p text:style-name="P11"/>
      <text:p text:style-name="P11">For example:</text:p>
      <text:p text:style-name="P11"><text:s text:c="2"/></text:p>
      <text:p text:style-name="P10"><text:span text:style-name="T14"><text:s text:c="3"/><text:tab/></text:span><text:span text:style-name="T11">abstract</text:span><text:span text:style-name="T12"> </text:span><text:span text:style-name="T11">class</text:span><text:span text:style-name="T12"> </text:span><text:span text:style-name="T13">AbstractDemo</text:span><text:span text:style-name="T12">{</text:span></text:p>
      <text:p text:style-name="P4"><text:span text:style-name="T5"><text:s text:c="3"/></text:span><text:span text:style-name="T4">public</text:span><text:span text:style-name="T6"> </text:span><text:span text:style-name="T4">void</text:span><text:span text:style-name="T6"> method1(){</text:span></text:p>
      <text:p text:style-name="P4"><text:span text:style-name="T5"><text:s text:c="6"/></text:span><text:span text:style-name="T8">System</text:span><text:span text:style-name="T6">.</text:span><text:span text:style-name="T4">out</text:span><text:span text:style-name="T6">.println(</text:span><text:span text:style-name="T9">"Hello"</text:span><text:span text:style-name="T6">);</text:span></text:p>
      <text:p text:style-name="P4"><text:span text:style-name="T5"><text:s text:c="3"/></text:span><text:span text:style-name="T6">}</text:span></text:p>
      <text:p text:style-name="P4"><text:span text:style-name="T5"><text:s text:c="3"/></text:span><text:span text:style-name="T4">abstract</text:span><text:span text:style-name="T6"> </text:span><text:span text:style-name="T4">public</text:span><text:span text:style-name="T6"> </text:span><text:span text:style-name="T4">void</text:span><text:span text:style-name="T6"> method2();</text:span></text:p>
      <text:p text:style-name="P6">}</text:p>
      <text:p text:style-name="P5"><text:span text:style-name="T3">public</text:span><text:span text:style-name="T5"> </text:span><text:span text:style-name="T3">class</text:span><text:span text:style-name="T5"> </text:span><text:span text:style-name="T7">Demo</text:span><text:span text:style-name="T5"> </text:span><text:span text:style-name="T3">extends</text:span><text:span text:style-name="T5"> </text:span><text:span text:style-name="T7">AbstractDemo</text:span><text:span text:style-name="T5">{</text:span></text:p>
      <text:p text:style-name="P7"/>
      <text:p text:style-name="P4"><text:span text:style-name="T5"><text:s text:c="3"/></text:span><text:span text:style-name="T4">public</text:span><text:span text:style-name="T6"> </text:span><text:span text:style-name="T4">void</text:span><text:span text:style-name="T6"> method2() { </text:span></text:p>
      <text:p text:style-name="P4"><text:span text:style-name="T5"><text:s text:c="8"/></text:span><text:span text:style-name="T8">System</text:span><text:span text:style-name="T6">.</text:span><text:span text:style-name="T4">out</text:span><text:span text:style-name="T6">.</text:span><text:span text:style-name="T4">print</text:span><text:span text:style-name="T6">(</text:span><text:span text:style-name="T9">"Abstract method"</text:span><text:span text:style-name="T6">); </text:span></text:p>
      <text:p text:style-name="P4"><text:span text:style-name="T5"><text:s text:c="3"/></text:span><text:span text:style-name="T6">}</text:span></text:p>
      <text:p text:style-name="P4"><text:span text:style-name="T5"><text:s text:c="3"/></text:span><text:span text:style-name="T4">public</text:span><text:span text:style-name="T6"> </text:span><text:span text:style-name="T4">static</text:span><text:span text:style-name="T6"> </text:span><text:span text:style-name="T4">void</text:span><text:span text:style-name="T6"> main(</text:span><text:span text:style-name="T8">String</text:span><text:span text:style-name="T6"> args[])</text:span></text:p>
      <text:p text:style-name="P4"><text:span text:style-name="T5"><text:s text:c="3"/></text:span><text:span text:style-name="T6">{ </text:span></text:p>
      <text:p text:style-name="P4"><text:span text:style-name="T5"><text:s text:c="6"/></text:span><text:span text:style-name="T10">//error: You can't create object of it</text:span></text:p>
      <text:p text:style-name="P4"><text:soft-page-break/><text:span text:style-name="T5"><text:s text:c="6"/></text:span><text:span text:style-name="T8">AbstractDemo</text:span><text:span text:style-name="T6"> obj = </text:span><text:span text:style-name="T4">new</text:span><text:span text:style-name="T6"> </text:span><text:span text:style-name="T8">AbstractDemo</text:span><text:span text:style-name="T6">();</text:span></text:p>
      <text:p text:style-name="P4"><text:span text:style-name="T5"><text:s text:c="6"/></text:span><text:span text:style-name="T6">obj.amethod2();</text:span></text:p>
      <text:p text:style-name="P4"><text:span text:style-name="T5"><text:s text:c="3"/></text:span><text:span text:style-name="T6">}</text:span></text:p>
      <text:p text:style-name="P3">}</text:p>
      <text:p text:style-name="P11">Output:</text:p>
      <text:p text:style-name="P1"><text:span text:style-name="T15">Unresolved</text:span><text:span text:style-name="T5"> compilation problem: Cannot instantiate the type AbstractDemo</text:span></text:p>
      <text:p text:style-name="P1"><text:span text:style-name="T5"/></text:p>
      <text:p text:style-name="P1"><text:span text:style-name="T5"/></text:p>
      <text:p text:style-name="P1"><text:span text:style-name="T5">A class which is not abstract is called concrete class. Abstract class has no use unless it is extended by some other class as well. We cannot have an abstract method in a concrete class, while an abstract class can have non abstract methods.</text:span></text:p>
      <text:p text:style-name="P1"><text:span text:style-name="T5"/></text:p>
      <text:p text:style-name="P1"><text:span text:style-name="T5">For example:</text:span></text:p>
      <text:p text:style-name="P1"><text:span text:style-name="T5"/></text:p>
      <text:p text:style-name="P1"><text:span text:style-name="T5"><text:tab/>abstract class Demo{</text:span></text:p>
      <text:p text:style-name="P1"><text:span text:style-name="T5"><text:tab/><text:tab/>public void show(){</text:span></text:p>
      <text:p text:style-name="P1"><text:span text:style-name="T5"><text:tab/><text:tab/> <text:s/>System.out.println(“Concrete method of parent class”);</text:span></text:p>
      <text:p text:style-name="P1"><text:span text:style-name="T5"><text:tab/><text:tab/> }</text:span></text:p>
      <text:p text:style-name="P1"><text:span text:style-name="T5"><text:tab/><text:tab/>abstract void show2();</text:span></text:p>
      <text:p text:style-name="P1"><text:span text:style-name="T5">}</text:span></text:p>
      <text:p text:style-name="P1"><text:span text:style-name="T5"><text:tab/>class Demo2 extends Demo{</text:span></text:p>
      <text:p text:style-name="P1"><text:span text:style-name="T5"><text:tab/><text:tab/><text:tab/>// must override abstract method</text:span></text:p>
      <text:p text:style-name="P1"><text:span text:style-name="T5"><text:tab/><text:tab/>public void show2(){</text:span></text:p>
      <text:p text:style-name="P1"><text:span text:style-name="T5"><text:tab/><text:tab/><text:tab/>System.out.println(“overriding abstract method”);</text:span></text:p>
      <text:p text:style-name="P1"><text:span text:style-name="T5"><text:tab/><text:tab/>}</text:span></text:p>
      <text:p text:style-name="P1"><text:span text:style-name="T5"><text:tab/><text:tab/>public static void main(){</text:span></text:p>
      <text:p text:style-name="P1"><text:span text:style-name="T5"><text:tab/><text:tab/><text:tab/>Demo2 obj= new Demo2();</text:span></text:p>
      <text:p text:style-name="P1"><text:span text:style-name="T5"><text:tab/><text:tab/><text:tab/>obj.show2();</text:span></text:p>
      <text:p text:style-name="P1"><text:span text:style-name="T5">}}</text:span></text:p>
      <text:p text:style-name="P1"><text:span text:style-name="T5"/></text:p>
      <text:p text:style-name="P1"><text:span text:style-name="T5"/></text:p>
      <text:p text:style-name="P2"><text:span text:style-name="T5">Output:</text:span></text:p>
      <text:p text:style-name="P2"><text:span text:style-name="T5"/></text:p>
      <text:p text:style-name="P1"><text:span text:style-name="T5">overriding abstract method</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hilash </meta:initial-creator>
    <meta:creation-date>2023-02-06T18:14:34</meta:creation-date>
    <meta:document-statistic meta:table-count="0" meta:image-count="0" meta:object-count="0" meta:page-count="2" meta:paragraph-count="65" meta:word-count="482" meta:character-count="3092"/>
    <dc:date>2023-02-06T23:27:28</dc:date>
    <dc:creator>Abhilash </dc:creator>
    <meta:editing-duration>PT12M43S</meta:editing-duration>
    <meta:editing-cycles>1</meta:editing-cycles>
    <meta:generator>OpenOffice/4.1.13$Unix OpenOffice.org_project/4113m1$Build-9810</meta:generator>
  </office:meta>
</office:document-meta>
</file>